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07_21-07-02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08_01-46-39_000.jpg</text:p>
          </table:table-cell>
          <table:table-cell table:style-name="ce25" office:value-type="string">
            <text:p>:m :PHOTO 寝た時刻 / 2022 / オナニー、未了、duration=1時間ぐらい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 / オナニー、未了、duration=1時間ぐらい,other=~">
            <text:p>:m :PHOTO 寝た時刻 / 2022 / オナニー、未了、duration=1時間ぐらい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08_09-05-34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08_13-25-20_000.jpg</text:p>
          </table:table-cell>
          <table:table-cell table:style-name="ce34" office:value-type="string">
            <text:p>:m 東和 PHOTO / 220304f / 戸越銀座駅 / 文化堂様新築工事 / １名 / 環境装備（生和コーポレーション） / 日誌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東和 PHOTO / 220304f / 戸越銀座駅 / 文化堂様新築工事 / １名 / 環境装備（生和コーポレーション） / 日誌">
            <text:p>:m 東和 PHOTO / 220304f / 戸越銀座駅 / 文化堂様新築工事 / １名 / 環境装備（生和コーポレーション） / 日誌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08_14-16-55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08_17-59-18_000.jpg</text:p>
          </table:table-cell>
          <table:table-cell table:style-name="ce34" office:value-type="string">
            <text:p>:m RES 1*2 / free# JVEMV6 68#_197:1 / 68. theoretical-physics(tp) / w=~,topics=回転行列,other=calc+,s=~,i=~,doc=r-8-1~4.5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2 / free# JVEMV6 68#_197:1 / 68. theoretical-physics(tp) / w=~,topics=回転行列,other=calc+,s=~,i=~,doc=r-8-1~4.5">
            <text:p>:m RES 1*2 / free# JVEMV6 68#_197:1 / 68. theoretical-physics(tp) / w=~,topics=回転行列,other=calc+,s=~,i=~,doc=r-8-1~4.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08_17-59-33_000.jpg</text:p>
          </table:table-cell>
          <table:table-cell table:style-name="ce34" office:value-type="string">
            <text:p>:m RES 2*2 / free# JVEMV6 68#_197:1 / 68. theoretical-physics(tp) / w=~,topics=回転行列,other=~,s=~,i=~,doc=r-8-1~4.5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2*2 / free# JVEMV6 68#_197:1 / 68. theoretical-physics(tp) / w=~,topics=回転行列,other=~,s=~,i=~,doc=r-8-1~4.5">
            <text:p>:m RES 2*2 / free# JVEMV6 68#_197:1 / 68. theoretical-physics(tp) / w=~,topics=回転行列,other=~,s=~,i=~,doc=r-8-1~4.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08_19-07-25_000.jpg</text:p>
          </table:table-cell>
          <table:table-cell table:style-name="ce34" office:value-type="string">
            <text:p>:m :篠笛,shinobue #*# / session-memo / s.1:todays-melody,for=practice:transition:otsu-kan,i.f.=~,Re+,other=~ \\\ s.2:todays-melody,key=h:4(E),i.f.=~,Re+,other=title:`地の歌`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:m :篠笛,shinobue #*# / session-memo / s.1:todays-melody,for=practice:transition:otsu-kan,i.f.=~,Re+,other=~ \\\ s.2:todays-melody,key=h:4(E),i.f.=~,Re+,other=title:`地の歌`">
            <text:p>:m :篠笛,shinobue #*# / session-memo / s.1:todays-melody,for=practice:transition:otsu-kan,i.f.=~,Re+,other=~ \\\ s.2:todays-melody,key=h:4(E),i.f.=~,Re+,other=title:`地の歌`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9">2022/03/09</text:date>, <text:time>08:59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09T08:59:12.39</dc:date>
    <dc:creator>iwabuchi ken</dc:creator>
    <meta:editing-duration>P43DT21H33M27S</meta:editing-duration>
    <meta:editing-cycles>14699</meta:editing-cycles>
    <meta:document-statistic meta:table-count="2" meta:cell-count="490" meta:object-count="0"/>
    <meta:user-defined meta:name="qrichtext">1</meta:user-defined>
  </office:meta>
</office:document-meta>
</file>